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/>
      <style:paragraph-properties fo:text-align="center"/>
      <style:text-properties fo:font-size="12pt"/>
    </style:style>
    <style:style style:name="P7" style:family="paragraph">
      <loext:graphic-properties draw:fill-color="#99ff66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" draw:text-style-name="P3" svg:width="0.1343in" svg:height="0.1343in" svg:x="0.6102in" svg:y="0.4118in"><text:p/><draw:enhanced-geometry svg:viewBox="0 0 21600 21600" draw:type="rectangle" draw:enhanced-path="M 0 0 L 21600 0 21600 21600 0 21600 0 0 Z N"/></draw:custom-shape><draw:custom-shape text:anchor-type="paragraph" draw:z-index="11" draw:name="Shape 48" draw:style-name="gr4" draw:text-style-name="P3" svg:width="0.1362in" svg:height="0.1362in" svg:x="5.7874in" svg:y="0.4138in"><text:p/><draw:enhanced-geometry svg:viewBox="0 0 21600 21600" draw:type="rectangle" draw:enhanced-path="M 0 0 L 21600 0 21600 21600 0 21600 0 0 Z N"/></draw:custom-shape><draw:custom-shape text:anchor-type="paragraph" draw:z-index="15" draw:name="Shape 4" draw:style-name="gr2" draw:text-style-name="P4" svg:width="0.135in" svg:height="0.135in" svg:x="2.3035in" svg:y="0.4181in"><text:p/><draw:enhanced-geometry svg:viewBox="0 0 21600 21600" draw:type="rectangle" draw:enhanced-path="M 0 0 L 21600 0 21600 21600 0 21600 0 0 Z N"/></draw:custom-shape><draw:custom-shape text:anchor-type="paragraph" draw:z-index="16" draw:name="Shape 5" draw:style-name="gr3" draw:text-style-name="P5" svg:width="0.135in" svg:height="0.135in" svg:x="3.6146in" svg:y="0.424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4" draw:name="Shape 71" draw:style-name="gr12" draw:text-style-name="P7" svg:width="0.1378in" svg:height="0.1378in" svg:x="0.1429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7" draw:text-style-name="P6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9" draw:text-style-name="P8" svg:width="0.1335in" svg:height="0.1335in" svg:x="0.1256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8" draw:text-style-name="P7" svg:width="0.1335in" svg:height="0.1335in" svg:x="0.1209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9" draw:text-style-name="P8" svg:width="0.1335in" svg:height="0.1335in" svg:x="0.1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1" draw:text-style-name="P7" svg:width="0.135in" svg:height="0.135in" svg:x="0.10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0" draw:text-style-name="P6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9" draw:text-style-name="P8" svg:width="0.1335in" svg:height="0.1335in" svg:x="0.122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7" draw:text-style-name="P6" svg:width="0.1335in" svg:height="0.1335in" svg:x="0.12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3" draw:text-style-name="P8" svg:width="0.135in" svg:height="0.135in" svg:x="0.118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8" draw:text-style-name="P7" svg:width="0.1335in" svg:height="0.1335in" svg:x="0.131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3" draw:name="Shape 2" draw:style-name="gr7" draw:text-style-name="P6" svg:width="0.1335in" svg:height="0.1335in" svg:x="0.1319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6" draw:style-name="gr5" draw:text-style-name="P4" svg:width="0.1335in" svg:height="0.1335in" svg:x="0.1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131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8" draw:style-name="gr6" draw:text-style-name="P3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7" draw:style-name="gr5" draw:text-style-name="P4" svg:width="0.1335in" svg:height="0.1335in" svg:x="0.1189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20" draw:name="Shape 9" draw:style-name="gr3" draw:text-style-name="P5" svg:width="0.135in" svg:height="0.135in" svg:x="0.1374in" svg:y="0.168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2" draw:style-name="gr2" draw:text-style-name="P4" svg:width="0.135in" svg:height="0.135in" svg:x="0.112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1" draw:style-name="gr3" draw:text-style-name="P5" svg:width="0.135in" svg:height="0.135in" svg:x="0.120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5T20:25:38.598806051</dc:date>
    <meta:editing-duration>PT2H15M32S</meta:editing-duration>
    <meta:editing-cycles>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